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999999" style:font-name="Noto Mono"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ce26" style:family="table-cell" style:parent-style-name="Default">
      <style:table-cell-properties fo:background-color="#ffdd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5" style:family="table-cell" style:parent-style-name="Default">
      <style:table-cell-properties fo:background-color="#f5fdf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6" style:family="table-cell" style:parent-style-name="Default">
      <style:table-cell-properties fo:background-color="#fdf7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color="#999999" style:font-name="Noto Mono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ce15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Noto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ce16" style:family="table-cell" style:parent-style-name="Default" style:data-style-name="N10">
      <style:table-cell-properties style:text-align-source="fix" style:repeat-content="false" style:vertical-align="middle"/>
      <style:paragraph-properties fo:text-align="end" fo:margin-left="0pt"/>
      <style:text-properties fo:color="#999999" style:font-name="Noto Mono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ce4" style:family="table-cell" style:parent-style-name="Default">
      <style:table-cell-properties fo:background-color="#ebedf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3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6 UTG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2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1">
          <table:table-cell table:number-columns-repeated="16375"/>
        </table:table-row>
        <table:table-row table:style-name="ro2">
          <table:table-cell/>
          <table:table-cell table:style-name="ce20" office:value-type="string" calcext:value-type="string">
            <text:p>6 Max UTG</text:p>
          </table:table-cell>
          <table:table-cell table:number-columns-repeated="8"/>
          <table:table-cell table:style-name="ce14" table:formula="of:=[.$S$4]" office:value-type="float" office:value="42" calcext:value-type="float" table:number-columns-spanned="2" table:number-rows-spanned="1">
            <text:p>42</text:p>
          </table:table-cell>
          <table:covered-table-cell table:style-name="ce15"/>
          <table:table-cell table:style-name="ce16" table:formula="of:=[.$S$4]/[.$S$3]" office:value-type="percentage" office:value="0.248520710059172" calcext:value-type="percentage" table:number-columns-spanned="2" table:number-rows-spanned="1">
            <text:p>25%</text:p>
          </table:table-cell>
          <table:covered-table-cell table:style-name="ce15"/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style-name="Default"/>
          <table:table-cell table:number-columns-repeated="16355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42" calcext:value-type="float">
            <text:p>42</text:p>
          </table:table-cell>
          <table:table-cell table:style-name="Default"/>
          <table:table-cell table:number-columns-repeated="16355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5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2">
          <table:table-cell/>
          <table:table-cell table:style-name="ce26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6355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1"/>
        </table:table-row>
        <table:table-row table:style-name="ro2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6 UTG1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2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1">
          <table:table-cell table:number-columns-repeated="16375"/>
        </table:table-row>
        <table:table-row table:style-name="ro2">
          <table:table-cell/>
          <table:table-cell table:style-name="ce20" office:value-type="string" calcext:value-type="string">
            <text:p>6 Max UTG+1</text:p>
          </table:table-cell>
          <table:table-cell table:number-columns-repeated="8"/>
          <table:table-cell table:style-name="ce14" table:formula="of:=[.$S$4]" office:value-type="float" office:value="50" calcext:value-type="float" table:number-columns-spanned="2" table:number-rows-spanned="1">
            <text:p>50</text:p>
          </table:table-cell>
          <table:covered-table-cell table:style-name="ce15"/>
          <table:table-cell table:style-name="ce16" table:formula="of:=[.$S$4]/[.$S$3]" office:value-type="percentage" office:value="0.295857988165681" calcext:value-type="percentage" table:number-columns-spanned="2" table:number-rows-spanned="1">
            <text:p>30%</text:p>
          </table:table-cell>
          <table:covered-table-cell table:style-name="ce15"/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 table:formula="of:=42+4+4" office:value-type="float" office:value="50" calcext:value-type="float">
            <text:p>50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1"/>
        </table:table-row>
        <table:table-row table:style-name="ro2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6 Cutoff" table:style-name="ta1">
        <table:table-column table:style-name="co1" table:number-columns-repeated="16" table:default-cell-style-name="ce1"/>
        <table:table-column table:style-name="co1" table:number-columns-repeated="2" table:default-cell-style-name="ce23"/>
        <table:table-column table:style-name="co2" table:default-cell-style-name="ce23"/>
        <table:table-column table:style-name="co1" table:number-columns-repeated="16345" table:default-cell-style-name="ce1"/>
        <table:table-column table:style-name="co3" table:number-columns-repeated="9" table:default-cell-style-name="ce1"/>
        <table:table-row table:style-name="ro1">
          <table:table-cell table:number-columns-repeated="16373"/>
        </table:table-row>
        <table:table-row table:style-name="ro2">
          <table:table-cell/>
          <table:table-cell table:style-name="ce20" office:value-type="string" calcext:value-type="string">
            <text:p>6 Max Cutoff</text:p>
          </table:table-cell>
          <table:table-cell table:number-columns-repeated="8"/>
          <table:table-cell table:style-name="ce14" table:formula="of:=[.$S$4]" office:value-type="float" office:value="66" calcext:value-type="float" table:number-columns-spanned="2" table:number-rows-spanned="1">
            <text:p>66</text:p>
          </table:table-cell>
          <table:covered-table-cell table:style-name="ce15"/>
          <table:table-cell table:style-name="ce16" table:formula="of:=[.$S$4]/[.$S$3]" office:value-type="percentage" office:value="0.390532544378698" calcext:value-type="percentage" table:number-columns-spanned="2" table:number-rows-spanned="1">
            <text:p>39%</text:p>
          </table:table-cell>
          <table:covered-table-cell table:style-name="ce15"/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4"/>
          <table:table-cell table:style-name="Default" office:value-type="float" office:value="169" calcext:value-type="float">
            <text:p>169</text:p>
          </table:table-cell>
          <table:table-cell table:number-columns-repeated="16354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 table:formula="of:=50+2+3+1+2+3+1+2+2" office:value-type="float" office:value="66" calcext:value-type="float">
            <text:p>66</text:p>
          </table:table-cell>
          <table:table-cell table:number-columns-repeated="16354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2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2">
          <table:table-cell/>
          <table:table-cell table:style-name="ce26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2">
          <table:table-cell/>
          <table:table-cell table:style-name="ce26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59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59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59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59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59"/>
        </table:table-row>
        <table:table-row table:style-name="ro2" table:number-rows-repeated="1048560">
          <table:table-cell table:number-columns-repeated="16373"/>
        </table:table-row>
        <table:table-row table:style-name="ro3">
          <table:table-cell table:number-columns-repeated="16373"/>
        </table:table-row>
      </table:table>
      <table:table table:name="6 Button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2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1">
          <table:table-cell table:number-columns-repeated="16375"/>
        </table:table-row>
        <table:table-row table:style-name="ro2">
          <table:table-cell/>
          <table:table-cell table:style-name="ce20" office:value-type="string" calcext:value-type="string">
            <text:p>6 Max Button</text:p>
          </table:table-cell>
          <table:table-cell table:number-columns-repeated="8"/>
          <table:table-cell table:style-name="ce14" table:formula="of:=[.$S$4]" office:value-type="float" office:value="95" calcext:value-type="float" table:number-columns-spanned="2" table:number-rows-spanned="1">
            <text:p>95</text:p>
          </table:table-cell>
          <table:covered-table-cell table:style-name="ce15"/>
          <table:table-cell table:style-name="ce16" table:formula="of:=[.$S$4]/[.$S$3]" office:value-type="percentage" office:value="0.562130177514793" calcext:value-type="percentage" table:number-columns-spanned="2" table:number-rows-spanned="1">
            <text:p>56%</text:p>
          </table:table-cell>
          <table:covered-table-cell table:style-name="ce15"/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26" office:value-type="string" calcext:value-type="string">
            <text:p>K5s</text:p>
          </table:table-cell>
          <table:table-cell table:style-name="ce26" office:value-type="string" calcext:value-type="string">
            <text:p>K4s</text:p>
          </table:table-cell>
          <table:table-cell table:style-name="ce26" office:value-type="string" calcext:value-type="string">
            <text:p>K3s</text:p>
          </table:table-cell>
          <table:table-cell table:style-name="ce2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95" calcext:value-type="float">
            <text:p>95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26" office:value-type="string" calcext:value-type="string">
            <text:p>Q7s</text:p>
          </table:table-cell>
          <table:table-cell table:style-name="ce26" office:value-type="string" calcext:value-type="string">
            <text:p>Q6s</text:p>
          </table:table-cell>
          <table:table-cell table:style-name="ce26" office:value-type="string" calcext:value-type="string">
            <text:p>Q5s</text:p>
          </table:table-cell>
          <table:table-cell table:style-name="ce2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26" office:value-type="string" calcext:value-type="string">
            <text:p>J7s</text:p>
          </table:table-cell>
          <table:table-cell table:style-name="ce2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26" office:value-type="string" calcext:value-type="string">
            <text:p>T7s</text:p>
          </table:table-cell>
          <table:table-cell table:style-name="ce2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9o</text:p>
          </table:table-cell>
          <table:table-cell table:style-name="ce26" office:value-type="string" calcext:value-type="string">
            <text:p>K9o</text:p>
          </table:table-cell>
          <table:table-cell table:style-name="ce26" office:value-type="string" calcext:value-type="string">
            <text:p>Q9o</text:p>
          </table:table-cell>
          <table:table-cell table:style-name="ce26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26" office:value-type="string" calcext:value-type="string">
            <text:p>96s</text:p>
          </table:table-cell>
          <table:table-cell table:style-name="ce2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8o</text:p>
          </table:table-cell>
          <table:table-cell table:style-name="ce26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2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7o</text:p>
          </table:table-cell>
          <table:table-cell table:style-name="ce26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2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26" office:value-type="string" calcext:value-type="string">
            <text:p>64s</text:p>
          </table:table-cell>
          <table:table-cell table:style-name="ce2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2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1"/>
        </table:table-row>
        <table:table-row table:style-name="ro2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6 Small Blind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2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1">
          <table:table-cell table:number-columns-repeated="16375"/>
        </table:table-row>
        <table:table-row table:style-name="ro2">
          <table:table-cell/>
          <table:table-cell table:style-name="ce20" office:value-type="string" calcext:value-type="string">
            <text:p>6 Max Small Blind</text:p>
          </table:table-cell>
          <table:table-cell table:number-columns-repeated="8"/>
          <table:table-cell table:style-name="ce14" table:formula="of:=[.$S$4]" office:value-type="float" office:value="107" calcext:value-type="float" table:number-columns-spanned="2" table:number-rows-spanned="1">
            <text:p>107</text:p>
          </table:table-cell>
          <table:covered-table-cell table:style-name="ce15"/>
          <table:table-cell table:style-name="ce16" table:formula="of:=[.$S$4]/[.$S$3]" office:value-type="percentage" office:value="0.633136094674556" calcext:value-type="percentage" table:number-columns-spanned="2" table:number-rows-spanned="1">
            <text:p>63%</text:p>
          </table:table-cell>
          <table:covered-table-cell table:style-name="ce15"/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26" office:value-type="string" calcext:value-type="string">
            <text:p>K5s</text:p>
          </table:table-cell>
          <table:table-cell table:style-name="ce26" office:value-type="string" calcext:value-type="string">
            <text:p>K4s</text:p>
          </table:table-cell>
          <table:table-cell table:style-name="ce26" office:value-type="string" calcext:value-type="string">
            <text:p>K3s</text:p>
          </table:table-cell>
          <table:table-cell table:style-name="ce2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107" calcext:value-type="float">
            <text:p>107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26" office:value-type="string" calcext:value-type="string">
            <text:p>Q7s</text:p>
          </table:table-cell>
          <table:table-cell table:style-name="ce26" office:value-type="string" calcext:value-type="string">
            <text:p>Q6s</text:p>
          </table:table-cell>
          <table:table-cell table:style-name="ce26" office:value-type="string" calcext:value-type="string">
            <text:p>Q5s</text:p>
          </table:table-cell>
          <table:table-cell table:style-name="ce26" office:value-type="string" calcext:value-type="string">
            <text:p>Q4s</text:p>
          </table:table-cell>
          <table:table-cell table:style-name="ce2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26" office:value-type="string" calcext:value-type="string">
            <text:p>J7s</text:p>
          </table:table-cell>
          <table:table-cell table:style-name="ce26" office:value-type="string" calcext:value-type="string">
            <text:p>J6s</text:p>
          </table:table-cell>
          <table:table-cell table:style-name="ce26" office:value-type="string" calcext:value-type="string">
            <text:p>J5s</text:p>
          </table:table-cell>
          <table:table-cell table:style-name="ce2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26" office:value-type="string" calcext:value-type="string">
            <text:p>T7s</text:p>
          </table:table-cell>
          <table:table-cell table:style-name="ce26" office:value-type="string" calcext:value-type="string">
            <text:p>T6s</text:p>
          </table:table-cell>
          <table:table-cell table:style-name="ce26" office:value-type="string" calcext:value-type="string">
            <text:p>T5s</text:p>
          </table:table-cell>
          <table:table-cell table:style-name="ce2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9o</text:p>
          </table:table-cell>
          <table:table-cell table:style-name="ce26" office:value-type="string" calcext:value-type="string">
            <text:p>K9o</text:p>
          </table:table-cell>
          <table:table-cell table:style-name="ce26" office:value-type="string" calcext:value-type="string">
            <text:p>Q9o</text:p>
          </table:table-cell>
          <table:table-cell table:style-name="ce26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26" office:value-type="string" calcext:value-type="string">
            <text:p>96s</text:p>
          </table:table-cell>
          <table:table-cell table:style-name="ce26" office:value-type="string" calcext:value-type="string">
            <text:p>95s</text:p>
          </table:table-cell>
          <table:table-cell table:style-name="ce2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8o</text:p>
          </table:table-cell>
          <table:table-cell table:style-name="ce26" office:value-type="string" calcext:value-type="string">
            <text:p>K8o</text:p>
          </table:table-cell>
          <table:table-cell table:style-name="ce26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26" office:value-type="string" calcext:value-type="string">
            <text:p>85s</text:p>
          </table:table-cell>
          <table:table-cell table:style-name="ce2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7o</text:p>
          </table:table-cell>
          <table:table-cell table:style-name="ce26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26" office:value-type="string" calcext:value-type="string">
            <text:p>74s</text:p>
          </table:table-cell>
          <table:table-cell table:style-name="ce2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6o</text:p>
          </table:table-cell>
          <table:table-cell table:style-name="ce26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26" office:value-type="string" calcext:value-type="string">
            <text:p>64s</text:p>
          </table:table-cell>
          <table:table-cell table:style-name="ce2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5o</text:p>
          </table:table-cell>
          <table:table-cell table:style-name="ce26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2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4o</text:p>
          </table:table-cell>
          <table:table-cell table:style-name="ce26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1"/>
        </table:table-row>
        <table:table-row table:style-name="ro2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UTG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2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1">
          <table:table-cell table:number-columns-repeated="16375"/>
        </table:table-row>
        <table:table-row table:style-name="ro2">
          <table:table-cell/>
          <table:table-cell table:style-name="ce20" office:value-type="string" calcext:value-type="string">
            <text:p>9 Max UTG</text:p>
          </table:table-cell>
          <table:table-cell table:number-columns-repeated="7"/>
          <table:table-cell table:style-name="Default"/>
          <table:table-cell table:style-name="ce14" table:formula="of:=[.$S$4]" office:value-type="float" office:value="24" calcext:value-type="float" table:number-columns-spanned="2" table:number-rows-spanned="1">
            <text:p>24</text:p>
          </table:table-cell>
          <table:covered-table-cell table:style-name="ce15"/>
          <table:table-cell table:style-name="ce16" table:formula="of:=[.$S$4]/[.$S$3]" office:value-type="percentage" office:value="0.142011834319527" calcext:value-type="percentage" table:number-columns-spanned="2" table:number-rows-spanned="1">
            <text:p>14%</text:p>
          </table:table-cell>
          <table:covered-table-cell table:style-name="ce15"/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6" office:value-type="string" calcext:value-type="string">
            <text:p>A9s</text:p>
          </table:table-cell>
          <table:table-cell table:style-name="ce6" office:value-type="string" calcext:value-type="string">
            <text:p>A8s</text:p>
          </table:table-cell>
          <table:table-cell table:style-name="ce6" office:value-type="string" calcext:value-type="string">
            <text:p>A7s</text:p>
          </table:table-cell>
          <table:table-cell table:style-name="ce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3s</text:p>
          </table:table-cell>
          <table:table-cell table:style-name="ce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24" calcext:value-type="float">
            <text:p>24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5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Jo</text:p>
          </table:table-cell>
          <table:table-cell table:style-name="ce5" office:value-type="string" calcext:value-type="string">
            <text:p>KJo</text:p>
          </table:table-cell>
          <table:table-cell table:style-name="ce5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1"/>
        </table:table-row>
        <table:table-row table:style-name="ro2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UTG2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2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1">
          <table:table-cell table:number-columns-repeated="16375"/>
        </table:table-row>
        <table:table-row table:style-name="ro2">
          <table:table-cell/>
          <table:table-cell table:style-name="ce20" office:value-type="string" calcext:value-type="string">
            <text:p>9 Max UTG+2</text:p>
          </table:table-cell>
          <table:table-cell table:number-columns-repeated="8"/>
          <table:table-cell table:style-name="ce14" table:formula="of:=[.$S$4]" office:value-type="float" office:value="30" calcext:value-type="float" table:number-columns-spanned="2" table:number-rows-spanned="1">
            <text:p>30</text:p>
          </table:table-cell>
          <table:covered-table-cell table:style-name="ce15"/>
          <table:table-cell table:style-name="ce16" table:formula="of:=[.$S$4]/[.$S$3]" office:value-type="percentage" office:value="0.177514792899408" calcext:value-type="percentage" table:number-columns-spanned="2" table:number-rows-spanned="1">
            <text:p>18%</text:p>
          </table:table-cell>
          <table:covered-table-cell table:style-name="ce15"/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6" office:value-type="string" calcext:value-type="string">
            <text:p>A7s</text:p>
          </table:table-cell>
          <table:table-cell table:style-name="ce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6" office:value-type="string" calcext:value-type="string">
            <text:p>A3s</text:p>
          </table:table-cell>
          <table:table-cell table:style-name="ce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30" calcext:value-type="float">
            <text:p>30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5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5" office:value-type="string" calcext:value-type="string">
            <text:p>KJo</text:p>
          </table:table-cell>
          <table:table-cell table:style-name="ce5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1"/>
        </table:table-row>
        <table:table-row table:style-name="ro2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Lojack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2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1">
          <table:table-cell table:number-columns-repeated="16375"/>
        </table:table-row>
        <table:table-row table:style-name="ro2">
          <table:table-cell/>
          <table:table-cell table:style-name="ce20" office:value-type="string" calcext:value-type="string">
            <text:p>9 Max Lojack</text:p>
          </table:table-cell>
          <table:table-cell table:number-columns-repeated="8"/>
          <table:table-cell table:style-name="ce14" table:formula="of:=[.$S$4]" office:value-type="float" office:value="42" calcext:value-type="float" table:number-columns-spanned="2" table:number-rows-spanned="1">
            <text:p>42</text:p>
          </table:table-cell>
          <table:covered-table-cell table:style-name="ce15"/>
          <table:table-cell table:style-name="ce16" table:formula="of:=[.$S$4]/[.$S$3]" office:value-type="percentage" office:value="0.248520710059172" calcext:value-type="percentage" table:number-columns-spanned="2" table:number-rows-spanned="1">
            <text:p>25%</text:p>
          </table:table-cell>
          <table:covered-table-cell table:style-name="ce15"/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42" calcext:value-type="float">
            <text:p>42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5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1"/>
        </table:table-row>
        <table:table-row table:style-name="ro2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Hijack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2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1">
          <table:table-cell table:number-columns-repeated="16375"/>
        </table:table-row>
        <table:table-row table:style-name="ro2">
          <table:table-cell/>
          <table:table-cell table:style-name="ce20" office:value-type="string" calcext:value-type="string">
            <text:p>9 Max Hijack</text:p>
          </table:table-cell>
          <table:table-cell table:number-columns-repeated="8"/>
          <table:table-cell table:style-name="ce14" table:formula="of:=[.$S$4]" office:value-type="float" office:value="50" calcext:value-type="float" table:number-columns-spanned="2" table:number-rows-spanned="1">
            <text:p>50</text:p>
          </table:table-cell>
          <table:covered-table-cell table:style-name="ce15"/>
          <table:table-cell table:style-name="ce16" table:formula="of:=[.$S$4]/[.$S$3]" office:value-type="percentage" office:value="0.295857988165681" calcext:value-type="percentage" table:number-columns-spanned="2" table:number-rows-spanned="1">
            <text:p>30%</text:p>
          </table:table-cell>
          <table:covered-table-cell table:style-name="ce15"/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50" calcext:value-type="float">
            <text:p>50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1"/>
        </table:table-row>
        <table:table-row table:style-name="ro2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Cutoff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2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1">
          <table:table-cell table:number-columns-repeated="16375"/>
        </table:table-row>
        <table:table-row table:style-name="ro2">
          <table:table-cell/>
          <table:table-cell table:style-name="ce20" office:value-type="string" calcext:value-type="string">
            <text:p>9 Max Cutoff</text:p>
          </table:table-cell>
          <table:table-cell table:number-columns-repeated="8"/>
          <table:table-cell table:style-name="ce14" table:formula="of:=[.$S$4]" office:value-type="float" office:value="66" calcext:value-type="float" table:number-columns-spanned="2" table:number-rows-spanned="1">
            <text:p>66</text:p>
          </table:table-cell>
          <table:covered-table-cell table:style-name="ce15"/>
          <table:table-cell table:style-name="ce16" table:formula="of:=[.$S$4]/[.$S$3]" office:value-type="percentage" office:value="0.390532544378698" calcext:value-type="percentage" table:number-columns-spanned="2" table:number-rows-spanned="1">
            <text:p>39%</text:p>
          </table:table-cell>
          <table:covered-table-cell table:style-name="ce15"/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66" calcext:value-type="float">
            <text:p>66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1"/>
        </table:table-row>
        <table:table-row table:style-name="ro2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Button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2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1">
          <table:table-cell table:number-columns-repeated="16375"/>
        </table:table-row>
        <table:table-row table:style-name="ro2">
          <table:table-cell/>
          <table:table-cell table:style-name="ce20" office:value-type="string" calcext:value-type="string">
            <text:p>9 Max Button</text:p>
          </table:table-cell>
          <table:table-cell table:number-columns-repeated="8"/>
          <table:table-cell table:style-name="ce14" table:formula="of:=[.$S$4]" office:value-type="float" office:value="95" calcext:value-type="float" table:number-columns-spanned="2" table:number-rows-spanned="1">
            <text:p>95</text:p>
          </table:table-cell>
          <table:covered-table-cell table:style-name="ce15"/>
          <table:table-cell table:style-name="ce16" table:formula="of:=[.$S$4]/[.$S$3]" office:value-type="percentage" office:value="0.562130177514793" calcext:value-type="percentage" table:number-columns-spanned="2" table:number-rows-spanned="1">
            <text:p>56%</text:p>
          </table:table-cell>
          <table:covered-table-cell table:style-name="ce15"/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26" office:value-type="string" calcext:value-type="string">
            <text:p>K5s</text:p>
          </table:table-cell>
          <table:table-cell table:style-name="ce26" office:value-type="string" calcext:value-type="string">
            <text:p>K4s</text:p>
          </table:table-cell>
          <table:table-cell table:style-name="ce26" office:value-type="string" calcext:value-type="string">
            <text:p>K3s</text:p>
          </table:table-cell>
          <table:table-cell table:style-name="ce2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95" calcext:value-type="float">
            <text:p>95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26" office:value-type="string" calcext:value-type="string">
            <text:p>Q7s</text:p>
          </table:table-cell>
          <table:table-cell table:style-name="ce26" office:value-type="string" calcext:value-type="string">
            <text:p>Q6s</text:p>
          </table:table-cell>
          <table:table-cell table:style-name="ce26" office:value-type="string" calcext:value-type="string">
            <text:p>Q5s</text:p>
          </table:table-cell>
          <table:table-cell table:style-name="ce2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26" office:value-type="string" calcext:value-type="string">
            <text:p>J7s</text:p>
          </table:table-cell>
          <table:table-cell table:style-name="ce2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26" office:value-type="string" calcext:value-type="string">
            <text:p>T7s</text:p>
          </table:table-cell>
          <table:table-cell table:style-name="ce2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9o</text:p>
          </table:table-cell>
          <table:table-cell table:style-name="ce26" office:value-type="string" calcext:value-type="string">
            <text:p>K9o</text:p>
          </table:table-cell>
          <table:table-cell table:style-name="ce26" office:value-type="string" calcext:value-type="string">
            <text:p>Q9o</text:p>
          </table:table-cell>
          <table:table-cell table:style-name="ce26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26" office:value-type="string" calcext:value-type="string">
            <text:p>96s</text:p>
          </table:table-cell>
          <table:table-cell table:style-name="ce2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8o</text:p>
          </table:table-cell>
          <table:table-cell table:style-name="ce26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2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7o</text:p>
          </table:table-cell>
          <table:table-cell table:style-name="ce26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2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26" office:value-type="string" calcext:value-type="string">
            <text:p>64s</text:p>
          </table:table-cell>
          <table:table-cell table:style-name="ce2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2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1"/>
        </table:table-row>
        <table:table-row table:style-name="ro2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Small Blind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2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1">
          <table:table-cell table:number-columns-repeated="16375"/>
        </table:table-row>
        <table:table-row table:style-name="ro2">
          <table:table-cell/>
          <table:table-cell table:style-name="ce20" office:value-type="string" calcext:value-type="string">
            <text:p>9 Max Small Blind</text:p>
          </table:table-cell>
          <table:table-cell table:number-columns-repeated="8"/>
          <table:table-cell table:style-name="ce14" table:formula="of:=[.$S$4]" office:value-type="float" office:value="107" calcext:value-type="float" table:number-columns-spanned="2" table:number-rows-spanned="1">
            <text:p>107</text:p>
          </table:table-cell>
          <table:covered-table-cell table:style-name="ce15"/>
          <table:table-cell table:style-name="ce16" table:formula="of:=[.$S$4]/[.$S$3]" office:value-type="percentage" office:value="0.633136094674556" calcext:value-type="percentage" table:number-columns-spanned="2" table:number-rows-spanned="1">
            <text:p>63%</text:p>
          </table:table-cell>
          <table:covered-table-cell table:style-name="ce15"/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26" office:value-type="string" calcext:value-type="string">
            <text:p>K5s</text:p>
          </table:table-cell>
          <table:table-cell table:style-name="ce26" office:value-type="string" calcext:value-type="string">
            <text:p>K4s</text:p>
          </table:table-cell>
          <table:table-cell table:style-name="ce26" office:value-type="string" calcext:value-type="string">
            <text:p>K3s</text:p>
          </table:table-cell>
          <table:table-cell table:style-name="ce2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107" calcext:value-type="float">
            <text:p>107</text:p>
          </table:table-cell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26" office:value-type="string" calcext:value-type="string">
            <text:p>Q7s</text:p>
          </table:table-cell>
          <table:table-cell table:style-name="ce26" office:value-type="string" calcext:value-type="string">
            <text:p>Q6s</text:p>
          </table:table-cell>
          <table:table-cell table:style-name="ce26" office:value-type="string" calcext:value-type="string">
            <text:p>Q5s</text:p>
          </table:table-cell>
          <table:table-cell table:style-name="ce26" office:value-type="string" calcext:value-type="string">
            <text:p>Q4s</text:p>
          </table:table-cell>
          <table:table-cell table:style-name="ce2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26" office:value-type="string" calcext:value-type="string">
            <text:p>J7s</text:p>
          </table:table-cell>
          <table:table-cell table:style-name="ce26" office:value-type="string" calcext:value-type="string">
            <text:p>J6s</text:p>
          </table:table-cell>
          <table:table-cell table:style-name="ce26" office:value-type="string" calcext:value-type="string">
            <text:p>J5s</text:p>
          </table:table-cell>
          <table:table-cell table:style-name="ce2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26" office:value-type="string" calcext:value-type="string">
            <text:p>T7s</text:p>
          </table:table-cell>
          <table:table-cell table:style-name="ce26" office:value-type="string" calcext:value-type="string">
            <text:p>T6s</text:p>
          </table:table-cell>
          <table:table-cell table:style-name="ce26" office:value-type="string" calcext:value-type="string">
            <text:p>T5s</text:p>
          </table:table-cell>
          <table:table-cell table:style-name="ce2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9o</text:p>
          </table:table-cell>
          <table:table-cell table:style-name="ce26" office:value-type="string" calcext:value-type="string">
            <text:p>K9o</text:p>
          </table:table-cell>
          <table:table-cell table:style-name="ce26" office:value-type="string" calcext:value-type="string">
            <text:p>Q9o</text:p>
          </table:table-cell>
          <table:table-cell table:style-name="ce26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26" office:value-type="string" calcext:value-type="string">
            <text:p>96s</text:p>
          </table:table-cell>
          <table:table-cell table:style-name="ce26" office:value-type="string" calcext:value-type="string">
            <text:p>95s</text:p>
          </table:table-cell>
          <table:table-cell table:style-name="ce2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8o</text:p>
          </table:table-cell>
          <table:table-cell table:style-name="ce26" office:value-type="string" calcext:value-type="string">
            <text:p>K8o</text:p>
          </table:table-cell>
          <table:table-cell table:style-name="ce26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26" office:value-type="string" calcext:value-type="string">
            <text:p>85s</text:p>
          </table:table-cell>
          <table:table-cell table:style-name="ce2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2">
          <table:table-cell/>
          <table:table-cell table:style-name="ce26" office:value-type="string" calcext:value-type="string">
            <text:p>A7o</text:p>
          </table:table-cell>
          <table:table-cell table:style-name="ce26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26" office:value-type="string" calcext:value-type="string">
            <text:p>74s</text:p>
          </table:table-cell>
          <table:table-cell table:style-name="ce2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6o</text:p>
          </table:table-cell>
          <table:table-cell table:style-name="ce26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26" office:value-type="string" calcext:value-type="string">
            <text:p>64s</text:p>
          </table:table-cell>
          <table:table-cell table:style-name="ce2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5o</text:p>
          </table:table-cell>
          <table:table-cell table:style-name="ce26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2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4o</text:p>
          </table:table-cell>
          <table:table-cell table:style-name="ce26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61"/>
        </table:table-row>
        <table:table-row table:style-name="ro2">
          <table:table-cell/>
          <table:table-cell table:style-name="ce26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1"/>
        </table:table-row>
        <table:table-row table:style-name="ro2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1"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1" fo:font-family="'Noto Sans'" style:font-family-generic="swiss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13:27:34.3389693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22:56.390590300</meta:creation-date>
    <dc:title>xenqos-calc</dc:title>
    <meta:editing-duration>PT16H47M32S</meta:editing-duration>
    <meta:editing-cycles>139</meta:editing-cycles>
    <meta:generator>LibreOffice/24.8.4.2$Linux_X86_64 LibreOffice_project/480$Build-2</meta:generator>
    <dc:date>2025-02-03T13:29:13.492640970</dc:date>
    <meta:document-statistic meta:table-count="12" meta:cell-count="2088" meta:object-count="0"/>
    <meta:template xlink:type="simple" xlink:actuate="onRequest" xlink:title="xenqos-calc" xlink:href="../../../../.config/libreoffice/4/user/template/xenqos-calc.ots" meta:date="2024-09-29T16:22:54.740520328"/>
  </office:meta>
</office:document-meta>
</file>